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 mit Hilfe von RTPProxy realisiert. RTPProxy führt intern eine</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rieren Sie /etc/modules und fügen Sie die Zeile</text:p>
      <text:p text:style-name="Standard">tun</text:p>
      <text:p text:style-name="Standard">ein um in Zukunf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I|--sync-interface] &lt;ip-address&gt; <text:s/>local unicast(sync) ip address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d-prf] &lt;kd-prf type&gt; <text:s text:c="8"/>key derivation pseudo random function <text:s text:c="13"/></text:p>
      <text:p text:style-name="Standard"><text:s text:c="7"/>[-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n muss die Anycast IP benutzt werden. Bei Unicast Endpunkten wird die Addresse über die Routingtabelle meist automatisch richtig <text:s/>bestimmt.</text:p>
      <text:p text:style-name="Standard"/>
      <text:p text:style-name="Standard">[-p|--port] &lt;port&gt; <text:s text:c="17"/>local anycast(data) port to bind to</text:p>
      <text:p text:style-name="Standard"/>
      <text:p text:style-name="Standard">Der lokale Port auf dem die Payload Daten verschickt und empfangen werden. Die 2 Tunnelendpunkte können verschiedene Ports benutzen. Besteht ein Tunnelendpunkt aus mehreren Anycast Rechnern, so müssen alle den selben Port benutzen.</text:p>
      <text:p text:style-name="Standard"/>
      <text:p text:style-name="Standard">[-I|--sync-interface] &lt;ip-address&gt; <text:s/>local unicast(sync) ip address to bind to</text:p>
      <text:p text:style-name="Standard"/>
      <text:p text:style-name="Standard">Diese Option wird nur für Tunnelendpunkte benötigt die aus mehreren Anycast Rechnern bestehen. Hier kann die Unicast IP Addresse des Anycast Rechners angegeben werden. Die wird zur Kommunikation mit den anderen Anycast Rechnern benutzt.</text:p>
      <text:p text:style-name="Standard"/>
      <text:p text:style-name="Standard">[-S|--sync-port] &lt;port&gt; <text:s text:c="12"/>local unicast(sync) port to bind to</text:p>
      <text:p text:style-name="Standard"/>
      <text:p text:style-name="Standard">Diese Option wird nur für Tunnelendpunkte benötigt die aus mehreren Anycast Rechnern bestehten. Über diesen Port kommunizieren die Anycast Rechner untereinander um Informationen über Tunnelendpunkte zu syncronisieren. Hier werden keine Payload-Daten übertragen.</text:p>
      <text:p text:style-name="Standard"/>
      <text:p text:style-name="Standard">Es ist möglich sich mit Telnet auf diesen Port zu verbinden und somit eine Liste der aktiven Verbindungen zu erhalten. Dieser Port erlaubt nur Lesezugriff und ist standardmässig nicht geschützt. Die Verwendung von Firewallregeln und eventuell IPSec wird empfohlen.</text:p>
      <text:p text:style-name="Standard"/>
      <text:p text:style-name="Standard">[-M|--sync-hosts] &lt;hostname|ip&gt;:&lt;port&gt;[,&lt;hostname|ip&gt;:&lt;port&gt;[...]]</text:p>
      <text:p text:style-name="Standard"><text:s text:c="43"/>remote hosts to sync with</text:p>
      <text:p text:style-name="Standard"/>
      <text:p text:style-name="Standard">Diese Option wird nur für Tunnelendpunkte benötigt die aus mehreren Anycast Rechnern bestehten. Hier müssen die Unicast Adressen aller anderen Anycast Rechner angegeben werden. Mit diesen Rechnern werden bestehtende Tunnelverbindungen syncronisiert.</text:p>
      <text:p text:style-name="Standard"/>
      <text:p text:style-name="Standard">[-r|--remote-host] &lt;hostname|ip&gt; <text:s text:c="3"/>remote host</text:p>
      <text:p text:style-name="Standard"/>
      <text:p text:style-name="Standard">Hier kann der entfernte Tunnelendpunkt angegeben werden. Bei Anycast Tunnelendpunkten ist die Anycast Adresse zu verwenden. Wir keine Adresse angegeben, so wird diese beim ersten empfangenen Datenpaket automatisch erkannt.</text:p>
      <text:p text:style-name="Standard"/>
      <text:p text:style-name="Standard">[-o|--remote-port] &lt;port&gt; <text:s text:c="10"/>remote port</text:p>
      <text:p text:style-name="Standard"/>
      <text:p text:style-name="Standard">Der zugehörige Port zum remote Host.</text:p>
      <text:p text:style-name="Standard"/>
      <text:p text:style-name="Standard">[-d|--dev] &lt;name&gt; <text:s text:c="18"/>device name</text:p>
      <text:p text:style-name="Standard"/>
      <text:p text:style-name="Standard">Optional kann ein anderer Name für das Tunnel Interface gewählt werden. Standardmässig wird tap0 für Ethernet Tunnel Interfaces und tun0 für IP Tunnel verwendet.</text:p>
      <text:p text:style-name="Standard"/>
      <text:p text:style-name="Standard">[-t|--type] &lt;tun|tap&gt; <text:s text:c="14"/>device type</text:p>
      <text:p text:style-name="Standard"/>
      <text:p text:style-name="Standard">Type der zu erzeugenden Tunnel. tap für Ethernet Tunnel, tun für IP Tunnel.</text:p>
      <text:p text:style-name="Standard"/>
      <text:p text:style-name="Standard">[-n|--ifconfig] &lt;local&gt; <text:s text:c="12"/>the local address for the tun/tap device</text:p>
      <text:p text:style-name="Standard"><text:s text:c="23"/>&lt;remote|netmask&gt; <text:s text:c="3"/>the remote address(tun) or netmask(tap)</text:p>
      <text:p text:style-name="Standard"/>
      <text:p text:style-name="Standard">Im tap/Ethernet Tunnel Modus:</text:p>
      <text:p text:style-name="Standard"/>
      <text:p text:style-name="Standard">Die lokale IP Adresse und Subnetmaskte des Tunnelinterfaces. Der entfernte Tunnelendpunkt muss eine andere IP Addresse im geleichen Subnet besitzen.</text:p>
      <text:p text:style-name="Standard"/>
      <text:p text:style-name="Standard">Im tun/IP Tunnel Modus:</text:p>
      <text:p text:style-name="Standard"/>
      <text:p text:style-name="Standard">Die lokale IP Addresse des Tunnelinterfaces und die IP Addresse des Tunnelinterfaces des entfernten Tunnelendpunkts.</text:p>
      <text:p text:style-name="Standard"/>
      <text:p text:style-name="Standard"><text:s text:c="7"/>[-w|--window-size] &lt;window size&gt; <text:s text:c="3"/>seqence number window size</text:p>
      <text:p text:style-name="Standard"/>
      <text:p text:style-name="Standard">Pakete treffen manchmal beim Empfänger nicht in der Reihenfolge ein in der sie gesendet werden. Es wird eine Liste dieser größe geführt, die bestimmt welche Pakete bereits empfangen wurden. Trifft ein Paket ein, das laut Liste bereits empfangen wurde oder das länger in der Vergangenheit verschickt wurde als die Lsite lang ist, so wird es als Replay-Attacke interpretiert und verworfen. Der Wert 0 deaktiviert die Liste und den Schutz vor Replay-attacken. d.h. es werden keine Pakete auf Grund der Sequenz Nummer gefiltert.</text:p>
      <text:p text:style-name="Standard"/>
      <text:p text:style-name="Standard">[-c|--cipher] &lt;cipher type&gt; <text:s text:c="8"/>payload encryption algorithm</text:p>
      <text:p text:style-name="Standard">Eingesetzte Verschlüsselung, mögliche Werte:</text:p>
      <text:p text:style-name="Standard">null<text:tab/>keine Verschlüsselung</text:p>
      <text:p text:style-name="Standard">aes-ctr<text:tab/>AES im Counter Modus</text:p>
      <text:p text:style-name="Standard"/>
      <text:p text:style-name="Standard">[-k|--kd-prf] &lt;kd-prf type&gt; <text:s text:c="8"/>key derivation pseudo random function</text:p>
      <text:p text:style-name="Standard">Eingesetzte sichere Schlüsselableitung, mögliche Werte:</text:p>
      <text:p text:style-name="Standard">null<text:tab/>keine Verschlüsselung</text:p>
      <text:p text:style-name="Standard">aes-ctr<text:tab/>AES im Counter Modus</text:p>
      <text:p text:style-name="Standard"/>
      <text:p text:style-name="Standard">[-a|--auth-algo] &lt;algo type&gt; <text:s text:c="7"/>message authentication algorithm</text:p>
      <text:p text:style-name="Standard">Verwendeter Authentifizierungsalgorithmus</text:p>
      <text:p text:style-name="Standard">null<text:tab/>keine Verschlüsselung</text:p>
      <text:p text:style-name="Standard">sha1<text:tab/>HMAC-SHA1</text:p>
      <text:p text:style-name="Standard"/>
      <text:p text:style-name="Standard">Beispiele:</text:p>
      <text:p text:style-name="Standard"/>
      <text:p text:style-name="Standard"/>
      <text:p text:style-name="Standard"/>
      <text:p text:style-name="Standard"/>
      <text:p text:style-name="Standard">Debugging mit Wireshark</text:p>
      <text:p text:style-name="Standard"/>
      <text:p text:style-name="Standard"><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otti</meta:initial-creator>
    <meta:creation-date>2008-02-25T19:22:53</meta:creation-date>
    <dc:creator>otti</dc:creator>
    <dc:date>2008-02-27T12:49:30</dc:date>
    <dc:language>de-AT</dc:language>
    <meta:editing-cycles>90</meta:editing-cycles>
    <meta:editing-duration>PT10H32M4S</meta:editing-duration>
    <meta:user-defined meta:name="Info 1"/>
    <meta:user-defined meta:name="Info 2"/>
    <meta:user-defined meta:name="Info 3"/>
    <meta:user-defined meta:name="Info 4"/>
    <meta:document-statistic meta:table-count="0" meta:image-count="0" meta:object-count="0" meta:page-count="11" meta:paragraph-count="182" meta:word-count="2892" meta:character-count="20578"/>
  </office:meta>
</office:document-meta>
</file>